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7cm" style:rel-width="100%" fo:margin-left="0cm" table:align="left" style:may-break-between-rows="false"/>
    </style:style>
    <style:style style:name="Services.A" style:family="table-column">
      <style:table-column-properties style:column-width="4.759cm" style:rel-column-width="2540*"/>
    </style:style>
    <style:style style:name="Services.B" style:family="table-column">
      <style:table-column-properties style:column-width="12.241cm" style:rel-column-width="6532*"/>
    </style:style>
    <style:style style:name="Services.A1" style:family="table-cell">
      <style:table-cell-properties fo:padding="0cm" fo:border="none"/>
    </style:style>
    <style:style style:name="CSSJoinParams" style:family="table">
      <style:table-properties style:width="17cm" style:rel-width="100%" table:align="center"/>
    </style:style>
    <style:style style:name="CSSJoinParams.A" style:family="table-column">
      <style:table-column-properties style:column-width="3.401cm" style:rel-column-width="1928*"/>
    </style:style>
    <style:style style:name="CSSJoinParams.B" style:family="table-column">
      <style:table-column-properties style:column-width="13.6cm" style:rel-column-width="7710*"/>
    </style:style>
    <style:style style:name="JSJoinparams" style:family="table">
      <style:table-properties style:width="17cm" style:rel-width="100%" table:align="center"/>
    </style:style>
    <style:style style:name="JSJoinparams.A" style:family="table-column">
      <style:table-column-properties style:column-width="3.401cm" style:rel-column-width="1928*"/>
    </style:style>
    <style:style style:name="JSJoinparams.B" style:family="table-column">
      <style:table-column-properties style:column-width="13.6cm" style:rel-column-width="7710*"/>
    </style:style>
    <style:style style:name="CSSMinParams" style:family="table">
      <style:table-properties style:width="17cm" style:rel-width="100%" table:align="center"/>
    </style:style>
    <style:style style:name="CSSMinParams.A" style:family="table-column">
      <style:table-column-properties style:column-width="3.401cm" style:rel-column-width="1928*"/>
    </style:style>
    <style:style style:name="CSSMinParams.B" style:family="table-column">
      <style:table-column-properties style:column-width="13.6cm" style:rel-column-width="7710*"/>
    </style:style>
    <style:style style:name="CSSMinParams.A1" style:family="table-cell">
      <style:table-cell-properties fo:padding="0cm" fo:border="none"/>
    </style:style>
    <style:style style:name="JSMinParams" style:family="table">
      <style:table-properties style:width="17cm" style:rel-width="100%" table:align="center"/>
    </style:style>
    <style:style style:name="JSMinParams.A" style:family="table-column">
      <style:table-column-properties style:column-width="3.401cm" style:rel-column-width="1928*"/>
    </style:style>
    <style:style style:name="JSMinParams.B" style:family="table-column">
      <style:table-column-properties style:column-width="13.6cm" style:rel-column-width="7710*"/>
    </style:style>
    <style:style style:name="JSMinParams.A1" style:family="table-cell">
      <style:table-cell-properties fo:padding="0cm" fo:border="none"/>
    </style:style>
    <style:style style:name="JSTestParams" style:family="table">
      <style:table-properties style:width="17cm" style:rel-width="100%" table:align="center"/>
    </style:style>
    <style:style style:name="JSTestParams.A" style:family="table-column">
      <style:table-column-properties style:column-width="3.401cm" style:rel-column-width="1928*"/>
    </style:style>
    <style:style style:name="JSTestParams.B" style:family="table-column">
      <style:table-column-properties style:column-width="13.6cm" style:rel-column-width="7710*"/>
    </style:style>
    <style:style style:name="JSTestParams.A1" style:family="table-cell">
      <style:table-cell-properties fo:padding="0cm" fo:border="none"/>
    </style:style>
    <style:style style:name="AssertionFunctions" style:family="table">
      <style:table-properties style:width="17cm" style:rel-width="100%" fo:margin-left="0cm" table:align="left" style:may-break-between-rows="false"/>
    </style:style>
    <style:style style:name="AssertionFunctions.A" style:family="table-column">
      <style:table-column-properties style:column-width="8.5cm" style:rel-column-width="4536*"/>
    </style:style>
    <style:style style:name="AssertionFunctions.A1" style:family="table-cell">
      <style:table-cell-properties fo:padding="0cm" fo:border="none"/>
    </style:style>
    <style:style style:name="P1" style:family="paragraph" style:parent-style-name="Text_20_body">
      <style:paragraph-properties fo:text-align="justify" style:justify-single-word="false"/>
    </style:style>
    <style:style style:name="P2" style:family="paragraph" style:parent-style-name="Text_20_body" style:list-style-name="List_20_1"/>
    <style:style style:name="P3" style:family="paragraph" style:parent-style-name="Heading_20_3" style:master-page-name="Left_20_Page">
      <style:paragraph-properties style:page-number="auto"/>
    </style:style>
    <style:style style:name="fr1" style:family="graphic" style:parent-style-name="WebFrameLeft">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text:soft-page-break/>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draw:frame draw:style-name="fr1" draw:name="graphics15" text:anchor-type="paragraph" svg:width="6.77cm" svg:height="5.128cm" draw:z-index="1"><draw:image xlink:href="../Images/clutch.png" xlink:type="simple" xlink:show="embed" xlink:actuate="onLoad"/>
    </draw:frame>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not to mention <text:a xlink:type="simple" xlink:href="http://jsdoctoolkit.org/"><text:span text:style-name="Internet_20_Hyperlink">documentation generat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 There is also a low volume <text:a xlink:type="simple" xlink:href="http://groups.google.com/group/frizione"><text:span text:style-name="Internet_20_Hyperlink">discussion group</text:span></text:a>.</text:p>
      <text:p text:style-name="Heading_20_4">What's in the Box?</text:p>
      <text:p text:style-name="Text_20_body">...</text:p>
      <text:p text:style-name="Heading_20_4">Requirements, Installation and Architecture</text:p>
      <text:p text:style-name="Text_20_body">Clutch consists of a set of HTML pages, CSS and JavaScript files, together with a very rudimentary, but essential web application. The Clutch web application is now written in JavaScript, using the <text:a xlink:type="simple" xlink:href="http://dev.helma.org/"><text:span text:style-name="Internet_20_Hyperlink">Helma</text:span></text:a> JavaScript Web Server, and <text:a xlink:type="simple" xlink:href="http://www.java.com/"><text:span text:style-name="Internet_20_Hyperlink">Java</text:span></text:a>. To use Clutch you will need to <text:a xlink:type="simple" xlink:href="http://dev.helma.org/download/"><text:span text:style-name="Internet_20_Hyperlink">install Helma</text:span></text:a> (I'm using version 1.6.2) and <text:a xlink:type="simple" xlink:href="http://www.java.com/en/download/manual.jsp"><text:span text:style-name="Internet_20_Hyperlink">install Java</text:span></text:a> (I'm using version 1.6.0).</text:p>
      <text:p text:style-name="Text_20_body">First, install Helma and Java if not already present on your computer. The <text:a xlink:type="simple" xlink:href="http://dev.helma.org/download/"><text:span text:style-name="Internet_20_Hyperlink">Helma download page</text:span></text:a> provides archived files for Linux, Mac OS X, and Windows, and <text:a xlink:type="simple" xlink:href="http://helma.org/download/installation/"><text:span text:style-name="Internet_20_Hyperlink">installation instructions</text:span></text:a>.</text:p>
      <text:p text:style-name="Text_20_body">Once you have correctly installed Helma, create a directory <text:span text:style-name="Source_20_Text">/Frizione-0.4</text:span> with a sub directory <text:span text:style-name="Source_20_Text">/Frizione</text:span>, and copy the contents of the Helma directory into <text:span text:style-name="Source_20_Text">/Frizione-0.4/Frizione.</text:span> Then extract the archived file (or SVN repository) into <text:span text:style-name="Source_20_Text">/Frizione-0.4.</text:span> That may seem a little complex, but Frizione <text:soft-page-break/>makes a few subtle changes to the standard Helma distribution, so this process effectively adds the Frizione web application, but also overwrites a few Helma files too.</text:p>
      <text:p text:style-name="Text_20_body">The Clutch web application, apart from serving the static text files, also provides a set of services, listed below:</text:p>
      <table:table table:name="Services" table:style-name="Services">
        <table:table-column table:style-name="Services.A"/>
        <table:table-column table:style-name="Services.B"/>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jslint</text:span></text:p>
          </table:table-cell>
          <table:table-cell table:style-name="Services.A1" office:value-type="string">
            <text:p text:style-name="Table_20_Contents">Runs <text:a xlink:type="simple" xlink:href="http://www.jslint.com/"><text:span text:style-name="Internet_20_Hyperlink">JSLint</text:span></text:a> on a specific JavaScript file.</text:p>
          </table:table-cell>
        </table:table-row>
        <table:table-row>
          <table:table-cell table:style-name="Services.A1" office:value-type="string">
            <text:p text:style-name="Table_20_Contents"><text:span text:style-name="Source_20_Text">/jsonview</text:span></text:p>
          </table:table-cell>
          <table:table-cell table:style-name="Services.A1" office:value-type="string">
            <text:p text:style-name="Table_20_Contents">Displays a <text:a xlink:type="simple" xlink:href="http://www.json.org/"><text:span text:style-name="Internet_20_Hyperlink">JSON</text:span></text:a> file contents.</text:p>
          </table:table-cell>
        </table:table-row>
        <table:table-row>
          <table:table-cell table:style-name="Services.A1" office:value-type="string">
            <text:p text:style-name="Table_20_Contents"><text:span text:style-name="Source_20_Text">/htmlview</text:span></text:p>
          </table:table-cell>
          <table:table-cell table:style-name="Services.A1" office:value-type="string">
            <text:p text:style-name="Table_20_Contents">Displays (redirects to) a static HTML file.</text:p>
          </table:table-cell>
        </table:table-row>
        <table:table-row>
          <table:table-cell table:style-name="Services.A1" office:value-type="string">
            <text:p text:style-name="Table_20_Contents"><text:span text:style-name="Source_20_Text">/cssjoin</text:span></text:p>
          </table:table-cell>
          <table:table-cell table:style-name="Services.A1" office:value-type="string">
            <text:p text:style-name="Table_20_Contents">Joins or concatenates a series of CSS files into a single file.</text:p>
          </table:table-cell>
        </table:table-row>
        <table:table-row>
          <table:table-cell table:style-name="Services.A1" office:value-type="string">
            <text:p text:style-name="Table_20_Contents"><text:span text:style-name="Source_20_Text">/jsjoin</text:span></text:p>
          </table:table-cell>
          <table:table-cell table:style-name="Services.A1" office:value-type="string">
            <text:p text:style-name="Table_20_Contents">Joins (concatenates) a series of JavaScript files into a single file.</text:p>
          </table:table-cell>
        </table:table-row>
        <table:table-row>
          <table:table-cell table:style-name="Services.A1" office:value-type="string">
            <text:p text:style-name="Table_20_Contents"><text:span text:style-name="Source_20_Text">/cssminify</text:span></text:p>
          </table:table-cell>
          <table:table-cell table:style-name="Services.A1" office:value-type="string">
            <text:p text:style-name="Table_20_Contents">Minifies (compresses) a CSS file.</text:p>
          </table:table-cell>
        </table:table-row>
        <table:table-row>
          <table:table-cell table:style-name="Services.A1" office:value-type="string">
            <text:p text:style-name="Table_20_Contents"><text:span text:style-name="Source_20_Text">/jsminify</text:span></text:p>
          </table:table-cell>
          <table:table-cell table:style-name="Services.A1" office:value-type="string">
            <text:p text:style-name="Table_20_Contents">Minifies (compresses) a JavaScript file</text:p>
          </table:table-cell>
        </table:table-row>
        <table:table-row>
          <table:table-cell table:style-name="Services.A1" office:value-type="string">
            <text:p text:style-name="Table_20_Contents"><text:span text:style-name="Source_20_Text">/jstest</text:span></text:p>
          </table:table-cell>
          <table:table-cell table:style-name="Services.A1" office:value-type="string">
            <text:p text:style-name="Table_20_Contents">Runs a unit test JavaScript file.</text:p>
          </table:table-cell>
        </table:table-row>
        <table:table-row>
          <table:table-cell table:style-name="Services.A1" office:value-type="string">
            <text:p text:style-name="Table_20_Contents"><text:span text:style-name="Source_20_Text">/jsontest</text:span></text:p>
          </table:table-cell>
          <table:table-cell table:style-name="Services.A1" office:value-type="string">
            <text:p text:style-name="Table_20_Contents">Displays a unit test <text:a xlink:type="simple" xlink:href="http://www.json.org/"><text:span text:style-name="Internet_20_Hyperlink">JSON</text:span></text:a> formatted results file.</text:p>
          </table:table-cell>
        </table:table-row>
        <table:table-row>
          <table:table-cell table:style-name="Services.A1" office:value-type="string">
            <text:p text:style-name="Table_20_Contents"><text:span text:style-name="Source_20_Text">/readfixture</text:span></text:p>
          </table:table-cell>
          <table:table-cell table:style-name="Services.A1" office:value-type="string">
            <text:p text:style-name="Table_20_Contents">Provides GET (read) operations for fixture (unit testing data) files.</text:p>
          </table:table-cell>
        </table:table-row>
        <table:table-row>
          <table:table-cell table:style-name="Services.A1" office:value-type="string">
            <text:p text:style-name="Table_20_Contents"><text:span text:style-name="Source_20_Text">/writefixture</text:span></text:p>
          </table:table-cell>
          <table:table-cell table:style-name="Services.A1" office:value-type="string">
            <text:p text:style-name="Table_20_Contents">Provides POST (write) operations for fixture (unit testing data) files.</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modified Helma web server running. To start the web server, open a command prompt in the <text:span text:style-name="Source_20_Text">/Frizione-0.4/Frizione</text:span> directory, then type:</text:p>
      <text:p text:style-name="Preformatted_20_Text"><text:s text:c="2"/>start</text:p>
      <text:p text:style-name="Text_20_body">The modified Helma web server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Starting HTTP server on port 80<text:line-break/> <text:s/>Serving applications from C:\Frizione-0.4\Frizione\<text:line-break/> <text:s/>Starting Helma 1.6.2 (April 7 2008) on Java 1.6.0_03</text:p>
      <text:p text:style-name="Text_20_body">That's it, Clutch is up and running. You can stop the web server at any time by pressing <text:span text:style-name="Source_20_Text">Ctrl-C</text:span>.</text:p>
      <text:h text:style-name="Heading_20_5" text:outline-level="5"><text:soft-page-break/>Changing the Port</text:h>
      <text:p text:style-name="Text_20_body">If port 80 does not suite your needs, you can change the value by editing the <text:span text:style-name="Source_20_Text">start.bat</text:span> or <text:span text:style-name="Source_20_Text">start.sh</text:span> script. Open the file in your favourite text editor, where you should see (<text:span text:style-name="Source_20_Text">start.bat</text:span>):</text:p>
      <text:p text:style-name="Preformatted_20_Text"><text:s text:c="2"/>...<text:line-break/> <text:s/>:: Set TCP ports for Helma servers<text:line-break/> <text:s/>:: (comment/uncomment to de/activate)<text:line-break/> <text:s/>set HTTP_PORT=80<text:line-break/> <text:s/>rem set XMLRPC_PORT=8081<text:line-break/> <text:s/>rem set AJP13_PORT=8009<text:line-break/> <text:s/>rem set RMI_PORT=5050</text:p>
      <text:p text:style-name="Text_20_body">or (<text:span text:style-name="Source_20_Text">start.sh</text:span>)</text:p>
      <text:p text:style-name="Preformatted_20_Text"><text:s text:c="2"/>...<text:line-break/> <text:s/># Set TCP ports for Helma servers<text:line-break/> <text:s/># (comment/uncomment to de/activate)<text:line-break/> <text:s/>HTTP_PORT=80<text:line-break/> <text:s/># XMLRPC_PORT=8081<text:line-break/> <text:s/># AJP13_PORT=8009<text:line-break/> <text:s/># RMI_PORT=5050</text:p>
      <text:p text:style-name="Text_20_body">Change the <text:span text:style-name="Source_20_Text">HTTP_PORT</text:span> setting to the port value that you want, then restart the web server.</text:p>
      <text:h text:style-name="Heading_20_5" text:outline-level="5">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web server running, open your browser and type the URL <text:a xlink:type="simple" xlink:href="http://clutch.syger.it/"><text:span text:style-name="Source_20_Text">http://clutch.syger.it/</text:span></text:a> which should now present you with the Helma home page. Typing the URL <text:s/><text:a xlink:type="simple" xlink:href="http://clutch.syger.it/frizione/"><text:span text:style-name="Source_20_Text">http://clutch.syger.it/frizione/</text:span></text:a> should present you with the Frizione home page.</text:p>
      <text:p text:style-name="Heading_20_4">Services</text:p>
      <text:p text:style-name="Text_20_body">The Frizione web application provides a suite of services which aid in the development, testing, and deployment of JavaScript software. These services are made automatically available, based on a small, simple set of file naming conventions.</text:p>
      <text:p text:style-name="Text_20_body">Frizione searches the <text:span text:style-name="Source_20_Text">apps</text:span>, <text:span text:style-name="Source_20_Text">frizione-projects</text:span> and <text:span text:style-name="Source_20_Text">modules</text:span> sub directories of the web server, looking for a <text:span text:style-name="Source_20_Text">frizione.json</text:span> file which (currently) contains a single name element:</text:p>
      <text:p text:style-name="Preformatted_20_Text"><text:s text:c="2"/>{<text:line-break/> <text:s text:c="5"/>"name": <text:s text:c="2"/>"Clutch Library"<text:line-break/> <text:s/>}</text:p>
      <text:p text:style-name="Text_20_body">Only those sub directories containing a valid <text:span text:style-name="Source_20_Text">frizione.json</text:span> file will be included for special treatment by Clutch.</text:p>
      <text:p text:style-name="Text_20_body"><text:soft-page-break/>The <text:span text:style-name="Source_20_Text">apps</text:span> and <text:span text:style-name="Source_20_Text">modules</text:span> sub directories are specific to Helma web application development, and currently an experimental reduced set of Clutch services are available. The <text:span text:style-name="Source_20_Text">frizione-projects</text:span> sub directory, on the other hand, is designed specifically for client side JavaScript development, and is explained in detail in the following sections.</text:p>
      <text:h text:style-name="Heading_20_5" text:outline-level="5">JSLint Service (/jslint)</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running JSLint on any JavaScript file ending in <text:span text:style-name="Source_20_Text">.js</text:span>, except those ending in <text:span text:style-name="Source_20_Text">.join.js</text:span>, <text:span text:style-name="Source_20_Text">.min.js</text:span>, or <text:span text:style-name="Source_20_Text">.test.js</text:span>., which are treated differently. Clutch also creates a <text:span text:style-name="Source_20_Text">jslint.options.json</text:span> file which provides project wide JSLint options settings. This file can be modified using your favourite text editor.</text:p>
      <text:p text:style-name="Text_20_body">To invoke the service, select the “<text:span text:style-name="Source_20_Text">JSLint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check. Clutch will then run JSLint on the JavaScript file, using the <text:span text:style-name="Source_20_Text">jslint.options.json</text:span> values.</text:p>
      <text:p text:style-name="Text_20_body">You can also make file specific settings by creating special comments inside the JavaScript file itself. Use <text:span text:style-name="Source_20_Text">/*jslint ... */</text:span> to make specific options settings, and <text:span text:style-name="Source_20_Text">/*global ... */</text:span> to define specific global variables. See <text:a xlink:type="simple" xlink:href="http://clutch.syger.it/frizione/projects/clutch/jslint/js/dev/browser.js"><text:span text:style-name="Source_20_Text">http://clutch.syger.it/frizione/projects/clutch/jslint/js/dev/browser.js</text:span></text:a> for an example.</text:p>
      <text:h text:style-name="Heading_20_5" text:outline-level="5">JSON file view (/jsonview)</text:h>
      <text:p text:style-name="Text_20_body">Clutch will display the contents of a JSON file ending in <text:span text:style-name="Source_20_Text">.json</text:span>, except those ending in <text:span text:style-name="Source_20_Text">.test.json</text:span>, which are treated with greater respect.</text:p>
      <text:p text:style-name="Text_20_body">To invoke the service, select the “<text:span text:style-name="Source_20_Text">Viewable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contents of the JSON file.</text:p>
      <text:h text:style-name="Heading_20_5" text:outline-level="5">HTML file view (/htmlview)</text:h>
      <text:p text:style-name="Text_20_body">Clutch will display the contents of a HTML file ending in <text:span text:style-name="Source_20_Text">.html</text:span>.</text:p>
      <text:p text:style-name="Text_20_body">To invoke the service, select the “<text:span text:style-name="Source_20_Text">Viewable files</text:span>” link under “<text:span text:style-name="Source_20_Text">Static files</text:span>” <text:soft-page-break/>in the desired project page (see<text:a xlink:type="simple" xlink:href="http://clutch.syger.it/frizione/projects/clutch-gears/"> </text:a><text:a xlink:type="simple" xlink:href="http://clutch.syger.it/frizione/projects/clutch-gears/"><text:span text:style-name="Source_20_Text">http://clutch.syger.it/frizione/projects/clutch-gears/</text:span></text:a> for an example), then select a file to display. Clutch will then display (actually redirect to) the HTML file.</text:p>
      <text:h text:style-name="Heading_20_5" text:outline-level="5">CSS Join Service (/cssjoin)</text:h>
      <text:p text:style-name="Text_20_body">The join (or concatenate) service can be run on any CSS file that ends with <text:span text:style-name="Source_20_Text">.join.css</text:span>. The actual join parameters are specified inside the CSS file in a special <text:span text:style-name="Source_20_Text">/*join ... */</text:span> comment. Clutch checks that you supply an output URL, and that it is not identical to the input URL. Clutch then joins together a list of CSS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CSS Join Service Example</text:h>
      <text:p text:style-name="Text_20_body">This example is taken from <text:span text:style-name="Source_20_Text">/Frizione-0.4/Frizione/frizione-projects/clutch/css/dev-browser/clutch.join.css</text:span>.</text:p>
      <text:p text:style-name="Preformatted_20_Text"><text:s text:c="2"/>/*join to: /css/clutch-all.css<text:line-break/> <text:s text:c="6"/>gzip: /css/clutch-all.css.gz */<text:line-break/> <text:s/>&lt;%= include('./clutch.css', './jslint.css') %&gt;</text:p>
      <text:p text:style-name="Text_20_body">Given the following directory layout:</text:p>
      <text:p text:style-name="Preformatted_20_Text"><text:s text:c="2"/>/Frizione-0.4<text:line-break/> <text:s text:c="3"/>/Frizione<text:line-break/> <text:s text:c="5"/>/frizione-projects<text:line-break/> <text:s text:c="7"/>/clutch<text:lin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join ... */</text:span> command comment requires each parameter on a separate line.</text:p>
      <text:p text:style-name="Text_20_body">CSS join parameters:</text:p>
      <table:table table:name="CSSJoinParams" table:style-name="CSSJoinParams">
        <table:table-column table:style-name="CSSJoinParams.A"/>
        <table:table-column table:style-name="CS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Frizione-0.4/Frizione/frizione-projects/clutch/css/dev-</text:span><text:soft-page-break/><text:span text:style-name="Source_20_Text">browser/clutch.join.css</text:span>.</text:p>
      <text:h text:style-name="Heading_20_5" text:outline-level="5">JavaScript Join Service (/jsjoin)</text:h>
      <text:p text:style-name="Text_20_body">The join (or concatenate) service can be run on any JavaScript file that ends with <text:span text:style-name="Source_20_Text">.join.js</text:span>. The actual join parameters are specified inside the JavaScript file in a special <text:span text:style-name="Source_20_Text">/*join ... */</text:span> comment. Clutch then joins together a list of JavaScrip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lect the “<text:span text:style-name="Source_20_Text">Join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join. Clutch will then execute and display the results of the join operation.</text:p>
      <text:h text:style-name="Heading_20_5" text:outline-level="5">JavaScript Join Service Example</text:h>
      <text:p text:style-name="Text_20_body">This example is taken from <text:span text:style-name="Source_20_Text">/Frizione-0.4/Frizione/frizione-projects/clutch/js/dev-browser/browser-unittester.join.js</text:span>.</text:p>
      <text:p text:style-name="Preformatted_20_Text"><text:s text:c="2"/>/*join to: /js/browser-unittester.cjs<text:line-break/> <text:s text:c="6"/>gzip: /js/browser-unittester.cjs.gz */<text:line-break/> <text:s/>&lt;%= include('./json2.js', './xhr.js', '../dev/unit-test.js', './saver.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unit-test.js<text:lin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join ... */</text:span> command comment requires each parameter on a separate line.</text:p>
      <text:p text:style-name="Text_20_body">JavaScript join parameters:</text:p>
      <table:table table:name="JSJoinparams" table:style-name="JSJoinparams">
        <table:table-column table:style-name="JSJoinparams.A"/>
        <table:table-column table:style-name="JSJoinparams.B"/>
        <table:table-row>
          <table:table-cell office:value-type="string">
            <text:p text:style-name="Table_20_Heading">Name</text:p>
          </table:table-cell>
          <table:table-cell office:value-type="string">
            <text:p text:style-name="Table_20_Heading">Value</text:p>
          </table:table-cell>
        </table:table-row>
        <table:table-row>
          <table:table-cell office:value-type="string">
            <text:p text:style-name="Table_20_Contents"><text:span text:style-name="Source_20_Text">to</text:span></text:p>
          </table:table-cell>
          <table:table-cell office:value-type="string">
            <text:p text:style-name="Table_20_Contents">The destination file URL within the project directory.</text:p>
          </table:table-cell>
        </table:table-row>
        <table:table-row>
          <table:table-cell office:value-type="string">
            <text:p text:style-name="Table_20_Contents"><text:span text:style-name="Source_20_Text">gzip</text:span></text:p>
          </table:table-cell>
          <table:table-cell office:value-type="string">
            <text:p text:style-name="Table_20_Contents">The optional destination gzip file URL within the project directory.</text:p>
          </table:table-cell>
        </table:table-row>
      </table:table>
      <text:p text:style-name="Text_20_body">See also <text:span text:style-name="Source_20_Text">/Frizione-0.4/Frizione/frizione-projects/clutch/js/dev-browser/browser-unittester.join.js</text:span>.</text:p>
      <text:h text:style-name="Heading_20_5" text:outline-level="5"><text:soft-page-break/>CSS Minify Service (/cssminify)</text:h>
      <text:p text:style-name="Text_20_body">The minify or compressor service can be run on any CSS file that ends with <text:span text:style-name="Source_20_Text">.join.css</text:span>. The actual minify parameters are specified inside the CSS file in a special <text:span text:style-name="Source_20_Text">/*minify ... */</text:span> comment. Clutch checks that you supply an output URL, and that it is not identical to the input URL. Clutch then optionally joins together a list of CSS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CSS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CSS Minify Service Example</text:h>
      <text:p text:style-name="Text_20_body">This example is taken from <text:span text:style-name="Source_20_Text">/Frizione-0.4/Frizione/frizione-projects/clutch/css/dev-browser/clutch.min.css</text:span>.</text:p>
      <text:p text:style-name="Preformatted_20_Text"><text:s text:c="2"/>/*minify to: /css/clutch-all.css<text:line-break/> <text:s text:c="8"/>gzip: /css/clutch-all.css.gz */<text:line-break/> <text:s/>&lt;%= include('./clutch.css', './jslint.css') %&gt;</text:p>
      <text:p text:style-name="Text_20_body">Given the following directory layout:</text:p>
      <text:p text:style-name="Preformatted_20_Text"><text:s text:c="2"/>/Frizione-0.4<text:line-break/> <text:s text:c="3"/>/Frizione<text:line-break/> <text:s text:c="5"/>/frizione-projects<text:line-break/> <text:s text:c="7"/>/clutch<text:line-break/> <text:s text:c="9"/>/css<text:line-break/> <text:s text:c="11"/>/dev-browser<text:line-break/> <text:s text:c="13"/>clutch.join.css<text:line-break/> <text:s text:c="13"/>clutch.css<text:line-break/> <text:s text:c="13"/>jslint.css<text:line-break/> <text:s text:c="11"/>clutch-all.css<text:line-break/> <text:s text:c="11"/>clutch-all.css.gz<text:line-break/> <text:s text:c="9"/>...<text:line-break/> <text:s text:c="9"/>frizione.json</text:p>
      <text:p text:style-name="Text_20_body">The relative URL to the two included files is <text:span text:style-name="Source_20_Text">./</text:span>. Note also that the <text:span text:style-name="Source_20_Text">/*minify ... */</text:span> command comment requires each parameter on a separate line.</text:p>
      <text:p text:style-name="Text_20_body">CSS minify parameters:</text:p>
      <table:table table:name="CSSMinParams" table:style-name="CSSMinParams">
        <table:table-column table:style-name="CSSMinParams.A"/>
        <table:table-column table:style-name="CSSMinParams.B"/>
        <table:table-row>
          <table:table-cell table:style-name="CSSMinParams.A1" office:value-type="string">
            <text:p text:style-name="Table_20_Heading">Name</text:p>
          </table:table-cell>
          <table:table-cell table:style-name="CSSMinParams.A1" office:value-type="string">
            <text:p text:style-name="Table_20_Heading">Value</text:p>
          </table:table-cell>
        </table:table-row>
        <table:table-row>
          <table:table-cell table:style-name="CSSMinParams.A1" office:value-type="string">
            <text:p text:style-name="Table_20_Contents"><text:span text:style-name="Source_20_Text">to</text:span></text:p>
          </table:table-cell>
          <table:table-cell table:style-name="CSSMinParams.A1" office:value-type="string">
            <text:p text:style-name="Table_20_Contents">The destination file URL within the project directory.</text:p>
          </table:table-cell>
        </table:table-row>
        <table:table-row>
          <table:table-cell table:style-name="CSSMinParams.A1" office:value-type="string">
            <text:p text:style-name="Table_20_Contents"><text:span text:style-name="Source_20_Text">gzip</text:span></text:p>
          </table:table-cell>
          <table:table-cell table:style-name="CSSMinParams.A1" office:value-type="string">
            <text:p text:style-name="Table_20_Contents">The optional destination gzip file URL within the project directory.</text:p>
          </table:table-cell>
        </table:table-row>
        <table:table-row>
          <table:table-cell table:style-name="CSSMinParams.A1" office:value-type="string">
            <text:p text:style-name="Table_20_Contents"><text:span text:style-name="Source_20_Text">mc</text:span></text:p>
          </table:table-cell>
          <table:table-cell table:style-name="CSSMinParams.A1" office:value-type="string">
            <text:p text:style-name="Table_20_Contents">The optional maximum number of characters before a forced line break (default is 0).</text:p>
          </table:table-cell>
        </table:table-row>
      </table:table>
      <text:p text:style-name="Text_20_body">See also <text:span text:style-name="Source_20_Text">/Frizione-0.4/Frizione/frizione-projects/clutch/css/dev-browser/clutch.min.css</text:span>.</text:p>
      <text:h text:style-name="Heading_20_5" text:outline-level="5"><text:soft-page-break/>JavaScript Minify Service (/jsminify)</text:h>
      <text:p text:style-name="Text_20_body">The minify or compressor service can be run on any JavaScript file that ends with <text:span text:style-name="Source_20_Text">.min.js</text:span>. The actual minify parameters are specified inside the JavaScript file in a special <text:span text:style-name="Source_20_Text">/*minify ... */</text:span> comment. Clutch checks that you supply an output URL, and that it is not identical to the input URL. Clutch then optionally joins together a list of JavaScript files, producing a single concatenated file, which is then minified using <text:a xlink:type="simple" xlink:href="http://developer.yahoo.com/yui/compressor/"><text:span text:style-name="Internet_20_Hyperlink">YUICompressor</text:span></text:a>.</text:p>
      <text:p text:style-name="Text_20_body">To invoke the service, select the “<text:span text:style-name="Source_20_Text">Minify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minify. Clutch will then execute and display the results of the minify operation.</text:p>
      <text:h text:style-name="Heading_20_5" text:outline-level="5">JavaScript Minify Service Example</text:h>
      <text:p text:style-name="Text_20_body">This example is taken from <text:span text:style-name="Source_20_Text">/Frizione-0.4/Frizione/frizione-projects/clutch/js/dev-browser/browser-unittester.min.js</text:span>.</text:p>
      <text:p text:style-name="Preformatted_20_Text"><text:s text:c="2"/>/*minify to: /js/browser-unittester.cjs<text:line-break/> <text:s text:c="8"/>gzip: /js/browser-unittester.cjs.gz */<text:line-break/> <text:s/>&lt;%= include('./json2.js', './xhr.js', '../dev/unit-test.js', './saver.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unit-test.js<text:line-break/> <text:s text:c="11"/>/dev-browser<text:line-break/> <text:s text:c="13"/>browser-unittester.join.js<text:line-break/> <text:s text:c="13"/>json2.js<text:line-break/> <text:s text:c="13"/>xhr.js<text:line-break/> <text:s text:c="13"/>saver.js<text:line-break/> <text:s text:c="11"/>browser-unittester.cjs<text:line-break/> <text:s text:c="11"/>browser-unittester.cjs.gz<text:line-break/> <text:s text:c="9"/>...<text:line-break/> <text:s text:c="9"/>frizione.json</text:p>
      <text:p text:style-name="Text_20_body">The relative URL to the four included files is <text:span text:style-name="Source_20_Text">./</text:span> and <text:span text:style-name="Source_20_Text">../dev</text:span> respectively. Note also that the <text:span text:style-name="Source_20_Text">/*minify ... */</text:span> command comment requires each parameter on a separate line.</text:p>
      <text:p text:style-name="Text_20_body">JavaScript minify parameters:</text:p>
      <table:table table:name="JSMinParams" table:style-name="JSMinParams">
        <table:table-column table:style-name="JSMinParams.A"/>
        <table:table-column table:style-name="JSMinParams.B"/>
        <table:table-row>
          <table:table-cell table:style-name="JSMinParams.A1" office:value-type="string">
            <text:p text:style-name="Table_20_Heading">Name</text:p>
          </table:table-cell>
          <table:table-cell table:style-name="JSMinParams.A1" office:value-type="string">
            <text:p text:style-name="Table_20_Heading">Value</text:p>
          </table:table-cell>
        </table:table-row>
        <table:table-row>
          <table:table-cell table:style-name="JSMinParams.A1" office:value-type="string">
            <text:p text:style-name="Table_20_Contents"><text:span text:style-name="Source_20_Text">to</text:span></text:p>
          </table:table-cell>
          <table:table-cell table:style-name="JSMinParams.A1" office:value-type="string">
            <text:p text:style-name="Table_20_Contents">The destination file URL within the project directory.</text:p>
          </table:table-cell>
        </table:table-row>
        <table:table-row>
          <table:table-cell table:style-name="JSMinParams.A1" office:value-type="string">
            <text:p text:style-name="Table_20_Contents"><text:span text:style-name="Source_20_Text">gzip</text:span></text:p>
          </table:table-cell>
          <table:table-cell table:style-name="JSMinParams.A1" office:value-type="string">
            <text:p text:style-name="Table_20_Contents">The optional destination gzip file URL within the project directory.</text:p>
          </table:table-cell>
        </table:table-row>
        <table:table-row>
          <table:table-cell table:style-name="JSMinParams.A1" office:value-type="string">
            <text:p text:style-name="Table_20_Contents"><text:span text:style-name="Source_20_Text">mc</text:span></text:p>
          </table:table-cell>
          <table:table-cell table:style-name="JSMinParams.A1" office:value-type="string">
            <text:p text:style-name="Table_20_Contents">The optional maximum number of characters before a forced line break (default is 0).</text:p>
          </table:table-cell>
        </table:table-row>
        <table:table-row>
          <table:table-cell table:style-name="JSMinParams.A1" office:value-type="string">
            <text:p text:style-name="Table_20_Contents"><text:span text:style-name="Source_20_Text">munge</text:span></text:p>
          </table:table-cell>
          <table:table-cell table:style-name="JSMinParams.A1" office:value-type="string">
            <text:p text:style-name="Table_20_Contents">Optionally reduce function and variable names (default is <text:span text:style-name="Source_20_Text">false</text:span>).</text:p>
          </table:table-cell>
        </table:table-row>
        <table:table-row>
          <table:table-cell table:style-name="JSMinParams.A1" office:value-type="string">
            <text:p text:style-name="Table_20_Contents"><text:span text:style-name="Source_20_Text">ps</text:span></text:p>
          </table:table-cell>
          <table:table-cell table:style-name="JSMinParams.A1" office:value-type="string">
            <text:p text:style-name="Table_20_Contents">Optional, preserve semicolons (default is <text:span text:style-name="Source_20_Text">true</text:span>).<text:soft-page-break/></text:p>
          </table:table-cell>
        </table:table-row>
        <table:table-row>
          <table:table-cell table:style-name="JSMinParams.A1" office:value-type="string">
            <text:p text:style-name="Table_20_Contents"><text:span text:style-name="Source_20_Text">opt</text:span></text:p>
          </table:table-cell>
          <table:table-cell table:style-name="JSMinParams.A1" office:value-type="string">
            <text:p text:style-name="Table_20_Contents">Optional, use micro optimisations (default is <text:span text:style-name="Source_20_Text">true</text:span>).</text:p>
          </table:table-cell>
        </table:table-row>
      </table:table>
      <text:p text:style-name="Text_20_body">See also <text:span text:style-name="Source_20_Text">/Frizione-0.4/Frizione/frizione-projects/clutch/js/dev-browser/browser-unittester.min.js</text:span>.</text:p>
      <text:h text:style-name="Heading_20_5" text:outline-level="5">JavaScript Test Service (/jstest)</text:h>
      <text:p text:style-name="Text_20_body">The test service can be run on any JavaScript file that ends with <text:span text:style-name="Source_20_Text">.test.js</text:span>. The actual test parameters are specified inside the JavaScript file in a special <text:span text:style-name="Source_20_Text">/*test ... */</text:span> comment. Clutch checks that you supply an output URL, and that it is not identical to the input URL. Clutch then optionally joins together a list of JavaScript files, producing a single concatenated file, which is then optionally minified using <text:a xlink:type="simple" xlink:href="http://developer.yahoo.com/yui/compressor/"><text:span text:style-name="Internet_20_Hyperlink">YUICompressor</text:span></text:a>, and the test is run.</text:p>
      <text:p text:style-name="Text_20_body">To invoke the service, select the “<text:span text:style-name="Source_20_Text">Test files</text:span>” link under “<text:span text:style-name="Source_20_Text">JavaScript files</text:span>” in the desired project page (see <text:a xlink:type="simple" xlink:href="http://clutch.syger.it/frizione/projects/clutch/"><text:span text:style-name="Source_20_Text">http://clutch.syger.it/frizione/projects/clutch/</text:span></text:a> for an example), then select a file to test. Clutch will then execute and display the results of the test.</text:p>
      <text:h text:style-name="Heading_20_5" text:outline-level="5">JavaScript Test Service Example</text:h>
      <text:p text:style-name="Text_20_body">This example is taken from <text:span text:style-name="Source_20_Text">/Frizione-0.4/Frizione/frizione-projects/clutch/js/dev-test/string.test.js</text:span>.</text:p>
      <text:p text:style-name="Preformatted_20_Text"><text:s text:c="2"/>/*test to: /js/test/string.js<text:line-break/> <text:s text:c="6"/>json: /js/test/string.test.json */<text:line-break/> <text:s/>&lt;%= this.include('../dev/string.js') %&gt;<text:line-break/> <text:s/>&lt;%= this.include('./string.js') %&gt;</text:p>
      <text:p text:style-name="Text_20_body">Given the following directory layout:</text:p>
      <text:p text:style-name="Preformatted_20_Text"><text:s text:c="2"/>/Frizione-0.4<text:line-break/> <text:s text:c="3"/>/Frizione<text:line-break/> <text:s text:c="5"/>/frizione-projects<text:line-break/> <text:s text:c="7"/>/clutch<text:line-break/> <text:s text:c="9"/>/js<text:line-break/> <text:s text:c="11"/>/dev<text:line-break/> <text:s text:c="13"/>string.js<text:line-break/> <text:s text:c="11"/>/dev-test<text:line-break/> <text:s text:c="13"/>string.test.js<text:line-break/> <text:s text:c="13"/>string.js<text:line-break/> <text:s text:c="11"/>/test<text:line-break/> <text:s text:c="13"/>string.js<text:line-break/> <text:s text:c="13"/>string.test.json<text:line-break/> <text:s text:c="9"/>...<text:line-break/> <text:s text:c="9"/>frizione.json</text:p>
      <text:p text:style-name="Text_20_body">The relative URL to the two included files is <text:span text:style-name="Source_20_Text">./</text:span> and <text:span text:style-name="Source_20_Text">../dev</text:span> respectively. Note also that the <text:span text:style-name="Source_20_Text">/*test ... */</text:span> command comment requires each parameter on a separate line.</text:p>
      <text:p text:style-name="Text_20_body">JavaScript test parameters:</text:p>
      <table:table table:name="JSTestParams" table:style-name="JSTestParams">
        <table:table-column table:style-name="JSTestParams.A"/>
        <table:table-column table:style-name="JSTestParams.B"/>
        <table:table-row>
          <table:table-cell table:style-name="JSTestParams.A1" office:value-type="string">
            <text:p text:style-name="Table_20_Heading">Name</text:p>
          </table:table-cell>
          <table:table-cell table:style-name="JSTestParams.A1" office:value-type="string">
            <text:p text:style-name="Table_20_Heading">Value</text:p>
          </table:table-cell>
        </table:table-row>
        <table:table-row>
          <table:table-cell table:style-name="JSTestParams.A1" office:value-type="string">
            <text:p text:style-name="Table_20_Contents"><text:span text:style-name="Source_20_Text">to</text:span></text:p>
          </table:table-cell>
          <table:table-cell table:style-name="JSTestParams.A1" office:value-type="string">
            <text:p text:style-name="Table_20_Contents">The destination file URL within the project directory.</text:p>
          </table:table-cell>
        </table:table-row>
        <table:table-row>
          <table:table-cell table:style-name="JSTestParams.A1" office:value-type="string">
            <text:p text:style-name="Table_20_Contents"><text:span text:style-name="Source_20_Text">gzip</text:span></text:p>
          </table:table-cell>
          <table:table-cell table:style-name="JSTestParams.A1" office:value-type="string">
            <text:p text:style-name="Table_20_Contents">The optional destination gzip file URL within the project directory.</text:p>
          </table:table-cell>
        </table:table-row>
        <text:soft-page-break/>
        <table:table-row>
          <table:table-cell table:style-name="JSTestParams.A1" office:value-type="string">
            <text:p text:style-name="Table_20_Contents"><text:span text:style-name="Source_20_Text">json</text:span></text:p>
          </table:table-cell>
          <table:table-cell table:style-name="JSTestParams.A1" office:value-type="string">
            <text:p text:style-name="Table_20_Contents">The destination file URL within the project directory of the unit tests. Make sure that the URL ends with <text:span text:style-name="Source_20_Text">.test.json</text:span> so that Clutch will recognise the file as a unit test results file.</text:p>
          </table:table-cell>
        </table:table-row>
        <table:table-row>
          <table:table-cell table:style-name="JSTestParams.A1" office:value-type="string">
            <text:p text:style-name="Table_20_Contents"><text:span text:style-name="Source_20_Text">type</text:span></text:p>
          </table:table-cell>
          <table:table-cell table:style-name="JSTestParams.A1" office:value-type="string">
            <text:p text:style-name="Table_20_Contents">The optional testing environment type, one of <text:span text:style-name="Source_20_Text">browser</text:span>, <text:span text:style-name="Source_20_Text">gears</text:span>, or <text:span text:style-name="Source_20_Text">workerpool</text:span> (default is <text:span text:style-name="Source_20_Text">browser</text:span>).</text:p>
          </table:table-cell>
        </table:table-row>
      </table:table>
      <text:p text:style-name="Text_20_body">See also <text:span text:style-name="Source_20_Text">/Frizione-0.4/Frizione/frizione-projects/clutch/js/dev-test/string.test.js</text:span>.</text:p>
      <text:h text:style-name="Heading_20_5" text:outline-level="5">JSON Test Result View Service (/jsontest)</text:h>
      <text:p text:style-name="Text_20_body">The test result view service can be run on any JSON file that ends with <text:span text:style-name="Source_20_Text">.test.json</text:span>. </text:p>
      <text:p text:style-name="Text_20_body">To invoke the service, select the “<text:span text:style-name="Source_20_Text">Test results files</text:span>” link under “<text:span text:style-name="Source_20_Text">JSON files</text:span>” in the desired project page (see <text:a xlink:type="simple" xlink:href="http://clutch.syger.it/frizione/projects/clutch/"><text:span text:style-name="Source_20_Text">http://clutch.syger.it/frizione/projects/clutch/</text:span></text:a> for an example), then select a file to view. Clutch will then display the results of the test.</text:p>
      <text:h text:style-name="Heading_20_5" text:outline-level="5">Read Fixture Service (/readfixture)</text:h>
      <text:p text:style-name="Text_20_body">This service allows you to read data from hard disk. When sent a <text:span text:style-name="Source_20_Text">GET</text:span>, the service reads data from the file specified in the URL, optionally modifying the contents with parameter values specified in the <text:span text:style-name="Source_20_Text">GET</text:span> request.</text:p>
      <text:p text:style-name="Text_20_body">To invoke the service, send a <text:span text:style-name="Source_20_Text">GET</text:span> request to <text:span text:style-name="Source_20_Text">/frizione/projects/</text:span><text:span text:style-name="Italics">project-name</text:span><text:span text:style-name="Source_20_Text">/readfixture/</text:span>, appending the absolute file path, with respect to the project root directory, as part of the URL. Clutch will read that file, accepting and executing <text:span text:style-name="Source_20_Text">include</text:span> commands (see the Join Service, above), as well as injecting parameters into the constructed text file.</text:p>
      <text:p text:style-name="Text_20_body">You can use as many parameters as you like, with the following constraints:</text:p>
      <text:list text:style-name="List_20_1">
        <text:list-item>
          <text:p text:style-name="P2">any parameter names starting with <text:span text:style-name="Source_20_Text">frizione</text:span>, are reserved by Clutch,</text:p>
        </text:list-item>
        <text:list-item>
          <text:p text:style-name="P2">within the text file each parameter value can be referenced by name,</text:p>
        </text:list-item>
        <text:list-item>
          <text:p text:style-name="P2">more complicated expressions can be achieved using JavaScript code snippets.</text:p>
        </text:list-item>
      </text:list>
      <text:h text:style-name="Heading_20_5" text:outline-level="5">Read Fixture Service Example</text:h>
      <text:p text:style-name="Text_20_body">The following example is taken from <text:span text:style-name="Source_20_Text">/Frizione-0.4/Frizione/frizione-projects/clutch/js/dev-test/gears/xhr.js</text:span>:</text:p>
      <text:p text:style-name="Preformatted_20_Text"><text:s text:c="2"/>var abort = clutch.xhr.executeRequest("GET",<text:line-break/> <text:s text:c="5"/>'/frizione/projects/clutch/readfixture/js/dev-test/gears/xhr-test-data.json',<text:line-break/> <text:s text:c="5"/>null, null, 2000, this.validUrlHandler);</text:p>
      <text:h text:style-name="Heading_20_5" text:outline-level="5">Write Fixture Service (/writefixture)</text:h>
      <text:p text:style-name="Text_20_body">The fixture service allows you to write text to hard disk. When sent a <text:span text:style-name="Source_20_Text">POST</text:span>, the service writes the <text:span text:style-name="Source_20_Text">POST</text:span> data to the file specified in the URL.</text:p>
      <text:p text:style-name="Text_20_body">To invoke the service, send a <text:span text:style-name="Source_20_Text">POST</text:span> request to <text:span text:style-name="Source_20_Text">/frizione/projects/</text:span><text:span text:style-name="Italics">project-</text:span><text:soft-page-break/><text:span text:style-name="Italics">name</text:span><text:span text:style-name="Source_20_Text">/writefixture/</text:span>, appending the absolute output file path, with respect to the project root directory, as part of the URL.</text:p>
      <text:h text:style-name="Heading_20_5" text:outline-level="5">Write Fixture Service Example</text:h>
      <text:p text:style-name="Text_20_body">The write fixture service is used by the run unit test service to store the JSON formatted test results file. A JavaScript example of this usage is shown below:</text:p>
      <text:p text:style-name="Preformatted_20_Text"><text:s text:c="2"/>function storeClutchTests(testFunction, jsonUrl, viewUrl) {<text:line-break/><text:line-break/> <text:s text:c="3"/>jsonUrl = '/frizione/projects/clutch/writefixture' + jsonUrl;<text:line-break/> <text:s text:c="3"/>...<text:line-break/> <text:s text:c="3"/>clutch.executeRequest("POST", jsonUrl, null,<text:line-break/> <text:s text:c="7"/>JSON.stringify(tests.summarise(), null, "\t"), handleRequest);<text:line-break/> <text:s/>}</text:p>
      <text:p text:style-name="Text_20_body">Here <text:span text:style-name="Source_20_Text">jsonUrl</text:span> is the file path where the results are stored, and the POST body is created by the <text:span text:style-name="Source_20_Text">JSON</text:span> library <text:span text:style-name="Source_20_Text">stringify</text:span> function.</text:p>
      <text:p text:style-name="Text_20_body">See <text:span text:style-name="Source_20_Text">/Frizione-0.4/Frizione/frizione-projects/clutch/js/dev-browser/saver.js</text:span> for the complete code example.</text:p>
      <text:p text:style-name="Text_20_body">TODO: show true fixtures examples...</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ob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consider something like <text:a xlink:type="simple" xlink:href="http://selenium.openqa.org/"><text:span text:style-name="Internet_20_Hyperlink">Selenium</text:span></text:a>.</text:p>
      <text:p text:style-name="Text_20_body">In the first pass, Clutch necessarily adds the unit test framework to your unit test code,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test.unit</text:span> or a <text:span text:style-name="Source_20_Text">clutch.test.group</text:span> object.</text:p>
      <text:p text:style-name="Text_20_body">Here is an example of a <text:span text:style-name="Source_20_Text">runClutchTests</text:span> function which returns a <text:span text:style-name="Source_20_Text">clutch.test.unit</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text:soft-page-break/> <text:s text:c="3"/>}, 1000);<text:line-break/> <text:s/>}<text:line-break/><text:line-break/> <text:s/>function runClutchTests() {<text:line-break/> <text:s text:c="3"/>return createUnitTests();<text:line-break/> <text:s/>}</text:p>
      <text:p text:style-name="Text_20_body">The <text:span text:style-name="Source_20_Text">clutch.test.unit</text:span> function requires three parameters; the name of the unit test, the object to test, and a maximum timeout period in milliseconds.</text:p>
      <text:p text:style-name="Text_20_body">Here is an example of a <text:span text:style-name="Source_20_Text">runClutchTests</text:span> function which returns a <text:span text:style-name="Source_20_Text">clutch.test.group</text:span> object:</text:p>
      <text:p text:style-name="Preformatted_20_Text"><text:s text:c="2"/>function createUnitTests() {<text:line-break/> <text:s text:c="3"/>return clutch.test.unit('Assertion Tests', {<text:line-break/><text:line-break/> <text:s text:c="5"/>testPass: function () {<text:line-break/> <text:s text:c="7"/>// ...<text:line-break/> <text:s text:c="5"/>},<text:line-break/><text:line-break/> <text:s text:c="5"/>// other tests here<text:line-break/><text:line-break/> <text:s text:c="3"/>}, 1000);<text:line-break/> <text:s/>}<text:line-break/><text:line-break/> <text:s/>function createStringTests() {<text:line-break/> <text:s text:c="3"/>return clutch.test.unit('String Tests', {<text:line-break/><text:line-break/> <text:s text:c="5"/>testTrim: function () {<text:line-break/> <text:s text:c="7"/>// ...<text:line-break/> <text:s text:c="5"/>},<text:line-break/><text:line-break/> <text:s text:c="5"/>// other tests here<text:line-break/><text:line-break/> <text:s text:c="3"/>}, 1000);<text:line-break/> <text:s/>}<text:line-break/><text:line-break/> <text:s/>function runClutchTests() {<text:line-break/> <text:s text:c="3"/>return clutch.test.group([<text:line-break/> <text:s text:c="5"/>createUnitTests(),<text:line-break/> <text:s text:c="5"/>createStringTests()<text:line-break/> <text:s text:c="3"/>], 2000);<text:line-break/> <text:s/>}</text:p>
      <text:p text:style-name="Text_20_body">The <text:span text:style-name="Source_20_Text">clutch.test.group</text:span> function requires two parameters; an array of <text:span text:style-name="Source_20_Text">clutch.test.unit</text:span> objects to test, and a maximum timeout period in milliseconds.</text:p>
      <text:p text:style-name="Text_20_body">The second pass is independent of your unit testing code, and so can use Prototype to dynamically produce the unit test results display.</text:p>
      <text:p text:style-name="Text_20_body">See also <text:span text:style-name="Source_20_Text">/Frizione-0.4/Frizione/frizione-projects/clutch/js/dev-tests/</text:span> for example unit test code.</text:p>
      <text:h text:style-name="Heading_20_5" text:outline-level="5">WorkerPool Unit Testing</text:h>
      <text:p text:style-name="Text_20_body">Clutch also provides extensions to the unit testing framework to allow you to test your code within a <text:span text:style-name="Source_20_Text">WorkerPool</text:span> environment. In this case, additional JavaScript files must be added to your code which will then be loaded together into a <text:span text:style-name="Source_20_Text">WorkerPool</text:span> instance, again kept in one namespace, <text:span text:style-name="Source_20_Text">clutch</text:span>, so as not to interfere with your own code.</text:p>
      <text:h text:style-name="Heading_20_5" text:outline-level="5"><text:soft-page-break/>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test.uni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pan text:style-name="Source_20_Text">clutch.test.group</text:span> function call, after you've wrapped each test object in a <text:span text:style-name="Source_20_Text">clutch.test.uni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this.log(message)</text:span></text:p>
          </table:table-cell>
          <table:table-cell table:style-name="AssertionFunctions.A1" office:value-type="string">
            <text:p text:style-name="Table_20_Contents">Adds a 'log' <text:span text:style-name="Source_20_Text">message</text:span> to the unit test results. Essentially works as a logging function, where traditional <text:span text:style-name="Source_20_Text">console</text:span> functions are not available.</text:p>
          </table:table-cell>
        </table:table-row>
        <table:table-row>
          <table:table-cell table:style-name="AssertionFunctions.A1" office:value-type="string">
            <text:p text:style-name="Table_20_Contents"><text:span text:style-name="Source_20_Text">this.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this.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 Not usually required of the unit test code, as all errors are caught and logged by Clutch.</text:p>
          </table:table-cell>
        </table:table-row>
        <table:table-row>
          <table:table-cell table:style-name="AssertionFunctions.A1" office:value-type="string">
            <text:p text:style-name="Table_20_Contents"><text:span text:style-name="Source_20_Text">this.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See also <text:span text:style-name="Source_20_Text">/Frizione-0.4/Frizione/frizione-projects/clutch/js/dev-tests/</text:span> for example unit test code. Additionally, <text:span text:style-name="Source_20_Text">/Frizione-0.4/Frizione/frizione-projects/clutch/js/dev-tests/gears/</text:span> contains Gears specific unit test code.</text:p>
      <text:p text:style-name="Text_20_body">When the usual <text:span text:style-name="Source_20_Text">test</text:span><text:span text:style-name="Italics">xxx</text:span> function naming convention is not suitable, or when you need to control the order of test function calls, Clutch provides a meta-programming mechanism of specifying the test methods, described below.</text:p>
      <text:h text:style-name="Heading_20_5" text:outline-level="5"><text:soft-page-break/>Asynchronous Unit Testing</text:h>
      <text:p text:style-name="Text_20_body">Clutch can also perform asynchronous unit testing, but needs a little help from you, the programmer. Each asynchronous test must consist of a synchronous function, and zero or more asynchronous functions which you expect the system under test to call. Clutch only checks the first asynchronous function called, it currently has no provision for checking multiple asynchronous function calls triggered by a single synchronous function call.</text:p>
      <text:p text:style-name="Text_20_body">The help that Clutch requires from you, is in the form of a small JSON like property within your test object with the name <text:span text:style-name="Source_20_Text">clutchTest</text:span>. The following example shows the meta-programming information:</text:p>
      <text:p text:style-name="Preformatted_20_Text"><text:s text:c="2"/>function createXhrTests() {<text:line-break/><text:line-break/> <text:s text:c="3"/>return clutch.test.unit('XHR Tests', {<text:line-break/><text:line-break/> <text:s text:c="5"/>clutchTests: [<text:line-break/> <text:s text:c="7"/>{ func: 'validUrl', callbacks: [ 'validUrlHandler' ] },<text:line-break/> <text:s text:c="7"/>{ func: 'invalidUrl', callbacks: [ 'invalidUrlHandler' ] },<text:line-break/> <text:s text:c="7"/>{ func: 'abortedRequest', callbacks: [ 'abortedRequestHandler' ] }<text:line-break/> <text:s text:c="5"/>],<text:line-break/><text:line-break/> <text:s text:c="5"/>validUrl: function () {<text:line-break/> <text:s text:c="7"/>// ...<text:line-break/> <text:s text:c="5"/>},<text:line-break/><text:line-break/> <text:s text:c="5"/>validUrlHandler: function (status, statusText, responseText) {<text:line-break/> <text:s text:c="7"/>// ...<text:line-break/> <text:s text:c="5"/>},<text:line-break/><text:line-break/> <text:s text:c="5"/>// other tests here<text:line-break/><text:line-break/> <text:s text:c="3"/>}, 18000);<text:line-break/> <text:s/>}</text:p>
      <text:p text:style-name="Text_20_body">The <text:span text:style-name="Source_20_Text">clutchTests</text:span> property consists of an array of objects, each of which contain two properties; <text:span text:style-name="Source_20_Text">func</text:span>, the name of the synchronous function, and <text:span text:style-name="Source_20_Text">callbacks</text:span>, an array of callback functions, or <text:span text:style-name="Source_20_Text">null</text:span> for a pure synchronous test.</text:p>
      <text:p text:style-name="Text_20_body">The <text:span text:style-name="Source_20_Text">clutchTests</text:span> property can also be used to guarantee the order of a set of synchronous unit tests, or to create a mix of synchronous and asynchronous tests, which again will be run in the specified order. If Clutch finds the <text:span text:style-name="Source_20_Text">clutchTests</text:span> property in your test object, it will not look for the traditional <text:span text:style-name="Source_20_Text">test</text:span><text:span text:style-name="Italics">xxx</text:span> functions.</text:p>
      <text:p text:style-name="Text_20_body">In the following example a set of synchronous tests are executed in the specified order:</text:p>
      <text:p text:style-name="Preformatted_20_Text"><text:s text:c="2"/>function createUnitTests() {<text:line-break/><text:line-break/> <text:s text:c="3"/>return clutch.test.unit('Assertion Tests', {<text:line-break/><text:line-break/> <text:s text:c="5"/>clutchTests: [<text:line-break/> <text:s text:c="7"/>{ func: 'logTest', callbacks: null },<text:line-break/> <text:s text:c="7"/>{ func: 'passTest', callbacks: null },<text:line-break/> <text:s text:c="7"/>{ func: 'failTest', callbacks: null },<text:line-break/> <text:s text:c="7"/>{ func: 'errorTest', callbacks: null },<text:line-break/> <text:s text:c="7"/>{ func: 'assertTest', callbacks: null }<text:line-break/> <text:s text:c="5"/>],<text:line-break/><text:line-break/> <text:s text:c="5"/>logTest: function () {<text:line-break/> <text:s text:c="7"/>// ...<text:line-break/> <text:s text:c="5"/>},<text:line-break/><text:line-break/><text:soft-page-break/> <text:s text:c="5"/>// other tests here<text:line-break/><text:line-break/> <text:s text:c="3"/>}, 1000);<text:line-break/> <text:s/>}</text:p>
      <text:p text:style-name="Text_20_body">See also <text:span text:style-name="Source_20_Text">/Frizione-0.4/Frizione/frizione-projects/clutch/js/dev-tests/unit-test.js </text:span>for an example of synchronous unit test code, and <text:s/><text:span text:style-name="Source_20_Text">/Frizione-0.4/Frizione/frizione-projects/clutch/js/dev-tests/gears/xhr.js</text:span> for example asynchronous unit test code.</text:p>
      <text:p text:style-name="Heading_20_4">Creating Your Own Projects</text:p>
      <text:p text:style-name="Text_20_body">Clutch lives a quiet life in a shady Subversion repository. Unfortunately this can make adding your own code to the Clutch framework difficult and potentially dangerous. However, from version 0.2 onwards, Clutch provides a <text:span text:style-name="Source_20_Text">/frizione-projects</text:span> directory in which you can safely store your own JavaScript code, and keep it under the loving care of your own Subversion repository, while still being able to update both your own code, and Clutch itself. The Clutch library is also stored in the <text:span text:style-name="Source_20_Text">/frizione-projects/clutch</text:span> directory. Whether this can be considered a form of bootstrapping or dog food consumption is a matter of opinion.</text:p>
      <text:p text:style-name="Text_20_body">Connecting your project to Clutch is relatively simple:</text:p>
      <text:list text:style-name="List_20_1">
        <text:list-item text:start-value="1">
          <text:p text:style-name="P2">add a directory for your project under <text:span text:style-name="Source_20_Text">/frizione-projects</text:span>,</text:p>
        </text:list-item>
        <text:list-item>
          <text:p text:style-name="P2">create a <text:span text:style-name="Source_20_Text">frizione.json</text:span> file in that folder,</text:p>
        </text:list-item>
        <text:list-item>
          <text:p text:style-name="P2">click on “<text:span text:style-name="Source_20_Text">Refresh project list</text:span>” in the Clutch home page.</text:p>
        </text:list-item>
      </text:list>
      <text:p text:style-name="Text_20_body">The <text:span text:style-name="Source_20_Text">frizione.json</text:span> file contains the project name. The following is the clutch project <text:span text:style-name="Source_20_Text">frizione.json</text:span> file:</text:p>
      <text:p text:style-name="Preformatted_20_Text"><text:s text:c="2"/>{<text:line-break/> <text:s text:c="3"/>"name": <text:s text:c="2"/>"Clutch Library"<text:line-break/> <text:s/>}</text:p>
      <text:p text:style-name="Text_20_body">See <text:span text:style-name="Source_20_Text">/Frizione-0.4/Frizione/frizione-projects/clutch</text:span> and <text:span text:style-name="Source_20_Text">/Frizione-0.4/Frizione/frizione-projects/clutch-gears</text:span> for examples of creating an external project.</text:p>
      <text:p text:style-name="Heading_20_4">Using Clutch</text:p>
      <text:p text:style-name="Text_20_body">With the Clutch web application running, open your browser and type the pseudo domain root address <text:a xlink:type="simple" xlink:href="http://clutch.syger.it/frizione/"><text:span text:style-name="Source_20_Text">http://clutch.syger.it/frizione/</text:span></text:a>, you should then see the Clutch home page.</text:p>
      <text:h text:style-name="Heading_20_5" text:outline-level="5"><text:soft-page-break/>The Home Page</text:h>
      <text:p text:style-name="Text_20_body_20_centred"><draw:frame draw:style-name="fr2" draw:name="graphics1" text:anchor-type="as-char" svg:width="10.158cm" svg:height="9.786cm" draw:z-index="2"><draw:image xlink:href="../Images/home.png" xlink:type="simple" xlink:show="embed" xlink:actuate="onLoad"/>
    </draw:frame></text:p>
      <text:p text:style-name="Text_20_body">The home page provides access to the project pages. Clutch caches project information, so if you make changes, don't forget to click on one of the refresh buttons.</text:p>
      <text:h text:style-name="Heading_20_5" text:outline-level="5">The Project Page</text:h>
      <text:p text:style-name="Text_20_body">Once you have chosen a particular project, the main project page is displayed:</text:p>
      <text:p text:style-name="Text_20_body_20_centred"><text:soft-page-break/><draw:frame draw:style-name="fr2" draw:name="graphics13" text:anchor-type="as-char" svg:width="10.158cm" svg:height="12.36cm" draw:z-index="3"><draw:image xlink:href="../Images/project.png" xlink:type="simple" xlink:show="embed" xlink:actuate="onLoad"/>
    </draw:frame></text:p>
      <text:p text:style-name="P1">Again, Clutch caches project file information, so if you make changes, don't forget to click on the refresh button. Using the file extension naming convention, from this page you can access the Join, Minify, JSLint, Test and View services.</text:p>
      <text:h text:style-name="Heading_20_5" text:outline-level="5">The Join Page</text:h>
      <text:p text:style-name="Text_20_body_20_centred"><draw:frame draw:style-name="fr2" draw:name="graphics6" text:anchor-type="as-char" svg:width="10.158cm" svg:height="6.23cm" draw:z-index="4"><draw:image xlink:href="../Images/join.png" xlink:type="simple" xlink:show="embed" xlink:actuate="onLoad"/>
    </draw:frame></text:p>
      <text:p text:style-name="Text_20_body">The main Join page provides links to each join file. Not to be repetitive, but Clutch caches project file information, so if you make changes, don't forget to click on the refresh button. Clicking on any of the displayed links executes the Join, producing a Join results page:</text:p>
      <text:p text:style-name="Text_20_body_20_centred"><text:soft-page-break/><draw:frame draw:style-name="fr2" draw:name="graphics14" text:anchor-type="as-char" svg:width="10.158cm" svg:height="6.13cm" draw:z-index="5"><draw:image xlink:href="../Images/join-result.png" xlink:type="simple" xlink:show="embed" xlink:actuate="onLoad"/>
    </draw:frame></text:p>
      <text:h text:style-name="Heading_20_5" text:outline-level="5">The Minify Page</text:h>
      <text:p text:style-name="Text_20_body_20_centred"><draw:frame draw:style-name="fr2" draw:name="graphics8" text:anchor-type="as-char" svg:width="10.158cm" svg:height="6.23cm" draw:z-index="6"><draw:image xlink:href="../Images/minify.png" xlink:type="simple" xlink:show="embed" xlink:actuate="onLoad"/>
    </draw:frame></text:p>
      <text:p text:style-name="Text_20_body">The main Minify page provides links to each minify file. This might have been explained before, but Clutch caches project file information, so if you make changes, don't forget to click on the refresh button. Clicking on any of the displayed links executes the Minify, producing a Minify results page:</text:p>
      <text:p text:style-name="Text_20_body_20_centred"><draw:frame draw:style-name="fr2" draw:name="graphics10" text:anchor-type="as-char" svg:width="10.158cm" svg:height="6.569cm" draw:z-index="7"><draw:image xlink:href="../Images/minify-result.png" xlink:type="simple" xlink:show="embed" xlink:actuate="onLoad"/>
    </draw:frame></text:p>
      <text:h text:style-name="Heading_20_5" text:outline-level="5"><text:soft-page-break/>The Test Page</text:h>
      <text:p text:style-name="Text_20_body_20_centred"><draw:frame draw:style-name="fr2" draw:name="graphics17" text:anchor-type="as-char" svg:width="10.158cm" svg:height="7.959cm" draw:z-index="8"><draw:image xlink:href="../Images/unit-tests.png" xlink:type="simple" xlink:show="embed" xlink:actuate="onLoad"/>
    </draw:frame></text:p>
      <text:p text:style-name="Text_20_body">The main Test page provides links to each unit test file. By now it's clear that Clutch caches project file information, so if you make changes, don't forget to click on the refresh button. Clicking on any of the displayed links executes the unit tests, producing a Unit Test results page:</text:p>
      <text:p text:style-name="Text_20_body_20_centred"><draw:frame draw:style-name="fr2" draw:name="graphics7" text:anchor-type="as-char" svg:width="10.158cm" svg:height="7.01cm" draw:z-index="9"><draw:image xlink:href="../Images/unit-tests-result.png" xlink:type="simple" xlink:show="embed" xlink:actuate="onLoad"/>
    </draw:frame></text:p>
      <text:h text:style-name="Heading_20_5" text:outline-level="5"><text:soft-page-break/>The Test Results Page</text:h>
      <text:p text:style-name="Text_20_body_20_centred"><draw:frame draw:style-name="fr2" draw:name="graphics12" text:anchor-type="as-char" svg:width="10.158cm" svg:height="7.99cm" draw:z-index="10"><draw:image xlink:href="../Images/unit-test-results.png" xlink:type="simple" xlink:show="embed" xlink:actuate="onLoad"/>
    </draw:frame></text:p>
      <text:p text:style-name="Text_20_body">The main Test Results page provides links to each unit test results file. By now you're well aware that Clutch caches project file information, so if you make changes, don't forget to click on the refresh button. Clicking on any of the displayed links displays the unit test results:</text:p>
      <text:p text:style-name="Text_20_body_20_centred"><draw:frame draw:style-name="fr2" draw:name="graphics11" text:anchor-type="as-char" svg:width="10.158cm" svg:height="6.807cm" draw:z-index="11"><draw:image xlink:href="../Images/unit-tests-display1.png" xlink:type="simple" xlink:show="embed" xlink:actuate="onLoad"/>
    </draw:frame></text:p>
      <text:p text:style-name="Text_20_body">The unit test report starts with a general summary of the results.</text:p>
      <text:p text:style-name="Text_20_body_20_centred"><text:soft-page-break/><draw:frame draw:style-name="fr2" draw:name="graphics18" text:anchor-type="as-char" svg:width="10.158cm" svg:height="13.376cm" draw:z-index="12"><draw:image xlink:href="../Images/unit-tests-display2.png" xlink:type="simple" xlink:show="embed" xlink:actuate="onLoad"/>
    </draw:frame></text:p>
      <text:p text:style-name="Text_20_body">This is followed by a more detailed report for each unit test.</text:p>
      <text:p text:style-name="Text_20_body_20_centred"><draw:frame draw:style-name="fr2" draw:name="graphics19" text:anchor-type="as-char" svg:width="10.158cm" svg:height="5.791cm" draw:z-index="13"><draw:image xlink:href="../Images/unit-tests-display3.png" xlink:type="simple" xlink:show="embed" xlink:actuate="onLoad"/>
    </draw:frame></text:p>
      <text:p text:style-name="Text_20_body">Finally, errors, failures and log messages are displayed.</text:p>
      <text:h text:style-name="Heading_20_5" text:outline-level="5"><text:soft-page-break/>The JSLint Page</text:h>
      <text:p text:style-name="Text_20_body_20_centred"><draw:frame draw:style-name="fr3" draw:name="graphics2" text:anchor-type="as-char" svg:y="-8.22cm" svg:width="10.158cm" svg:height="9.717cm" draw:z-index="14"><draw:image xlink:href="../Images/jslint.png" xlink:type="simple" xlink:show="embed" xlink:actuate="onLoad"/>
    </draw:frame></text:p>
      <text:p text:style-name="Text_20_body">The main JSLint page provides links to all JavaScript files which are not used for Join, Minify or Tests. Here too, Clutch caches project file information, so if you make changes, don't forget to click on the refresh button. Clicking on any of the displayed links executes JSLint on that file:</text:p>
      <text:p text:style-name="Text_20_body_20_centred"><draw:frame draw:style-name="fr3" draw:name="graphics16" text:anchor-type="as-char" svg:y="-8.71cm" svg:width="10.158cm" svg:height="9.209cm" draw:z-index="15"><draw:image xlink:href="../Images/jslint-page1.png" xlink:type="simple" xlink:show="embed" xlink:actuate="onLoad"/>
    </draw:frame></text:p>
      <text:p text:style-name="Text_20_body">First, the JavaScript file contents are displayed, and so can be used to check modifications 'on the fly'. You may need to refresh the page (usually <text:span text:style-name="Source_20_Text">F5</text:span>).</text:p>
      <text:p text:style-name="Text_20_body_20_centred"><text:soft-page-break/><draw:frame draw:style-name="fr2" draw:name="graphics3" text:anchor-type="as-char" svg:width="10.158cm" svg:height="13.139cm" draw:z-index="18"><draw:image xlink:href="../Images/jslint-page2.png" xlink:type="simple" xlink:show="embed" xlink:actuate="onLoad"/>
    </draw:frame></text:p>
      <text:p text:style-name="Text_20_body">Then follows the JSLiint report. Error messages are shown in a shocking pink, probably to encourage you to correct them.</text:p>
      <text:p text:style-name="Text_20_body_20_centred"><draw:frame draw:style-name="fr2" draw:name="graphics4" text:anchor-type="as-char" svg:width="10.158cm" svg:height="8.431cm" draw:z-index="19"><draw:image xlink:href="../Images/jslint-page3.png" xlink:type="simple" xlink:show="embed" xlink:actuate="onLoad"/>
    </draw:frame></text:p>
      <text:p text:style-name="Text_20_body">Finally the options used are displayed.</text:p>
      <text:h text:style-name="Heading_20_5" text:outline-level="5"><text:soft-page-break/>The JSON View Page</text:h>
      <text:p text:style-name="Text_20_body_20_centred"><draw:frame draw:style-name="fr2" draw:name="graphics5" text:anchor-type="as-char" svg:width="10.158cm" svg:height="6.671cm" draw:z-index="16"><draw:image xlink:href="../Images/json.png" xlink:type="simple" xlink:show="embed" xlink:actuate="onLoad"/>
    </draw:frame></text:p>
      <text:p text:style-name="Text_20_body">The main JSON View page provides links to all JSON files which are not used for unit test results. Once again, Clutch caches project file information, so if you make changes, don't forget to click on the refresh button. Clicking on any of the displayed links displays the contents of the JSON file:</text:p>
      <text:p text:style-name="Text_20_body_20_centred"><draw:frame draw:style-name="fr3" draw:name="graphics20" text:anchor-type="as-char" svg:y="-12.395cm" svg:width="10.158cm" svg:height="12.395cm" draw:z-index="17"><draw:image xlink:href="../Images/json-result.png" xlink:type="simple" xlink:show="embed" xlink:actuate="onLoad"/>
    </draw:frame></text:p>
      <text:h text:style-name="Heading_20_5" text:outline-level="5"><text:soft-page-break/>Documentation</text:h>
      <text:p text:style-name="Text_20_body_20_centred"><draw:frame draw:style-name="fr2" draw:name="graphics9" text:anchor-type="as-char" svg:width="10.091cm" svg:height="15.78cm" draw:z-index="0"><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oft-page-break/><text:span text:style-name="Source_20_Text">escapable</text:span> were converted to string syntax format (at about line 180).</text:p>
      <text:p text:style-name="Text_20_body">In order to run within a <text:a xlink:type="simple" xlink:href="http://code.google.com/apis/gears/api_workerpool.html"><text:span text:style-name="Internet_20_Hyperlink">WorkerPool</text:span></text:a>,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master-page style:name="Right_20_Page" style:display-name="Right Page" style:page-layout-name="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8-22T19:16:23</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517</meta:editing-cycles>
    <meta:editing-duration>P13DT21H1M8S</meta:editing-duration>
    <meta:user-defined meta:name="Info 1"/>
    <meta:user-defined meta:name="Info 2"/>
    <meta:user-defined meta:name="Info 3"/>
    <meta:user-defined meta:name="Info 4"/>
    <meta:document-statistic meta:table-count="7" meta:image-count="20" meta:object-count="0" meta:page-count="27" meta:paragraph-count="307" meta:word-count="5180" meta:character-count="34709"/>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